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12.51pt" svg:y="2.83pt">
            <draw:object draw:notify-on-update-of-ranges="Sheet1.B1:Sheet1.B1 Sheet1.B2:Sheet1.B101 Sheet1.C1:Sheet1.C1 Sheet1.C2:Sheet1.C101 Sheet1.D1:Sheet1.D1 Sheet1.D2:Sheet1.D101 Sheet1.E1:Sheet1.E1 Sheet1.E2:Sheet1.E101 Sheet1.F1:Sheet1.F1 Sheet1.F2:Sheet1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3.8pt" svg:y="183.54pt">
            <draw:object draw:notify-on-update-of-ranges="Sheet1.C1:Sheet1.C1 Sheet1.C2:Sheet1.C101 Sheet1.D1:Sheet1.D1 Sheet1.D2:Sheet1.D101 Sheet1.E1:Sheet1.E1 Sheet1.E2:Sheet1.E101 Sheet1.F1:Sheet1.F1 Sheet1.F2:Sheet1.F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IN MEJORA</text:p>
          </table:table-cell>
          <table:table-cell office:value-type="string" calcext:value-type="string">
            <text:p>BALDWIDIANA-MEJOR</text:p>
          </table:table-cell>
          <table:table-cell office:value-type="string" calcext:value-type="string">
            <text:p>BALDWIDIANA-TODO</text:p>
          </table:table-cell>
          <table:table-cell office:value-type="string" calcext:value-type="string">
            <text:p>LAMARCKIANA-MEJOR</text:p>
          </table:table-cell>
          <table:table-cell office:value-type="string" calcext:value-type="string">
            <text:p>LAMARCKIANA-T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24146" calcext:value-type="float">
            <text:p>5122414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60040" calcext:value-type="float">
            <text:p>44960040</text:p>
          </table:table-cell>
          <table:table-cell office:value-type="float" office:value="44948926" calcext:value-type="float">
            <text:p>44948926</text:p>
          </table:table-cell>
          <table:table-cell office:value-type="float" office:value="44942752" calcext:value-type="float">
            <text:p>44942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80152" calcext:value-type="float">
            <text:p>5088015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78126" calcext:value-type="float">
            <text:p>44878126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60110" calcext:value-type="float">
            <text:p>44860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758256" calcext:value-type="float">
            <text:p>5075825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69120" calcext:value-type="float">
            <text:p>44869120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52540" calcext:value-type="float">
            <text:p>448525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228778" calcext:value-type="float">
            <text:p>5022877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69120" calcext:value-type="float">
            <text:p>44869120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52540" calcext:value-type="float">
            <text:p>448525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28778" calcext:value-type="float">
            <text:p>5022877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52540" calcext:value-type="float">
            <text:p>448525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42922" calcext:value-type="float">
            <text:p>44842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42922" calcext:value-type="float">
            <text:p>44842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44632" calcext:value-type="float">
            <text:p>44944632</text:p>
          </table:table-cell>
          <table:table-cell office:value-type="float" office:value="44842922" calcext:value-type="float">
            <text:p>44842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39186" calcext:value-type="float">
            <text:p>448391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35068" calcext:value-type="float">
            <text:p>44835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35068" calcext:value-type="float">
            <text:p>44835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26940" calcext:value-type="float">
            <text:p>448269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26940" calcext:value-type="float">
            <text:p>448269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38996" calcext:value-type="float">
            <text:p>44938996</text:p>
          </table:table-cell>
          <table:table-cell office:value-type="float" office:value="44823042" calcext:value-type="float">
            <text:p>44823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164918" calcext:value-type="float">
            <text:p>5016491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20938" calcext:value-type="float">
            <text:p>44920938</text:p>
          </table:table-cell>
          <table:table-cell office:value-type="float" office:value="44823042" calcext:value-type="float">
            <text:p>44823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20938" calcext:value-type="float">
            <text:p>44920938</text:p>
          </table:table-cell>
          <table:table-cell office:value-type="float" office:value="44817448" calcext:value-type="float">
            <text:p>44817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20938" calcext:value-type="float">
            <text:p>44920938</text:p>
          </table:table-cell>
          <table:table-cell office:value-type="float" office:value="44817448" calcext:value-type="float">
            <text:p>448174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58316" calcext:value-type="float">
            <text:p>44858316</text:p>
          </table:table-cell>
          <table:table-cell office:value-type="float" office:value="44920938" calcext:value-type="float">
            <text:p>44920938</text:p>
          </table:table-cell>
          <table:table-cell office:value-type="float" office:value="44817448" calcext:value-type="float">
            <text:p>44817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17448" calcext:value-type="float">
            <text:p>448174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17232" calcext:value-type="float">
            <text:p>448172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801076" calcext:value-type="float">
            <text:p>448010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930" calcext:value-type="float">
            <text:p>4491893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368" calcext:value-type="float">
            <text:p>44918368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368" calcext:value-type="float">
            <text:p>44918368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368" calcext:value-type="float">
            <text:p>44918368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18368" calcext:value-type="float">
            <text:p>44918368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00584" calcext:value-type="float">
            <text:p>4490058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49438" calcext:value-type="float">
            <text:p>44849438</text:p>
          </table:table-cell>
          <table:table-cell office:value-type="float" office:value="44900584" calcext:value-type="float">
            <text:p>4490058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900584" calcext:value-type="float">
            <text:p>4490058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95980" calcext:value-type="float">
            <text:p>4489598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95980" calcext:value-type="float">
            <text:p>4489598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95980" calcext:value-type="float">
            <text:p>4489598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9334" calcext:value-type="float">
            <text:p>4488933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9334" calcext:value-type="float">
            <text:p>4488933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9334" calcext:value-type="float">
            <text:p>4488933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1442" calcext:value-type="float">
            <text:p>4488144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1442" calcext:value-type="float">
            <text:p>4488144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81442" calcext:value-type="float">
            <text:p>4488144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127442" calcext:value-type="float">
            <text:p>5012744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40176" calcext:value-type="float">
            <text:p>44840176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4932" calcext:value-type="float">
            <text:p>44834932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1320" calcext:value-type="float">
            <text:p>4483132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1320" calcext:value-type="float">
            <text:p>4483132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1320" calcext:value-type="float">
            <text:p>4483132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1320" calcext:value-type="float">
            <text:p>44831320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4250" calcext:value-type="float">
            <text:p>447942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30474" calcext:value-type="float">
            <text:p>44830474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29500" calcext:value-type="float">
            <text:p>44829500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625092" calcext:value-type="float">
            <text:p>4962509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36792" calcext:value-type="float">
            <text:p>44836792</text:p>
          </table:table-cell>
          <table:table-cell office:value-type="float" office:value="44812792" calcext:value-type="float">
            <text:p>44812792</text:p>
          </table:table-cell>
          <table:table-cell office:value-type="float" office:value="44791020" calcext:value-type="float">
            <text:p>4479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8:49:39.130081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6:51:36.444436297</meta:creation-date>
    <dc:date>2019-02-01T19:01:24.835902607</dc:date>
    <meta:editing-duration>PT6M58S</meta:editing-duration>
    <meta:editing-cycles>2</meta:editing-cycles>
    <meta:generator>LibreOffice/6.0.7.3$Linux_X86_64 LibreOffice_project/00m0$Build-3</meta:generator>
    <meta:document-statistic meta:table-count="1" meta:cell-count="6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46cm" svg:y="3.205cm" style:legend-expansion="high" chart:style-name="ch2"/>
        <chart:plot-area chart:style-name="ch3" table:cell-range-address="Sheet1.B1:Sheet1.F101" chart:data-source-has-labels="row" svg:x="0.32cm" svg:y="0.18cm" svg:width="10.206cm" svg:height="8.64cm">
          <chartooo:coordinate-region svg:x="2.053cm" svg:y="0.379cm" svg:width="8.41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MEJORA</text:p>
                <draw:g>
                  <svg:desc>Sheet1.B1:Sheet1.B1</svg:desc>
                </draw:g>
              </table:table-cell>
              <table:table-cell office:value-type="string">
                <text:p>BALDWIDIANA-MEJOR</text:p>
                <draw:g>
                  <svg:desc>Sheet1.C1:Sheet1.C1</svg:desc>
                </draw:g>
              </table:table-cell>
              <table:table-cell office:value-type="string">
                <text:p>BALDWIDIANA-TODO</text:p>
                <draw:g>
                  <svg:desc>Sheet1.D1:Sheet1.D1</svg:desc>
                </draw:g>
              </table:table-cell>
              <table:table-cell office:value-type="string">
                <text:p>LAMARCKIANA-MEJOR</text:p>
                <draw:g>
                  <svg:desc>Sheet1.E1:Sheet1.E1</svg:desc>
                </draw:g>
              </table:table-cell>
              <table:table-cell office:value-type="string">
                <text:p>LAMARCKIANA-TODO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24146">
                <text:p>51224146</text:p>
                <draw:g>
                  <svg:desc>Sheet1.B2:Sheet1.B101</svg:desc>
                </draw:g>
              </table:table-cell>
              <table:table-cell office:value-type="float" office:value="44890968">
                <text:p>44890968</text:p>
                <draw:g>
                  <svg:desc>Sheet1.C2:Sheet1.C101</svg:desc>
                </draw:g>
              </table:table-cell>
              <table:table-cell office:value-type="float" office:value="44960040">
                <text:p>44960040</text:p>
                <draw:g>
                  <svg:desc>Sheet1.D2:Sheet1.D101</svg:desc>
                </draw:g>
              </table:table-cell>
              <table:table-cell office:value-type="float" office:value="44948926">
                <text:p>44948926</text:p>
                <draw:g>
                  <svg:desc>Sheet1.E2:Sheet1.E101</svg:desc>
                </draw:g>
              </table:table-cell>
              <table:table-cell office:value-type="float" office:value="44942752">
                <text:p>44942752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80152">
                <text:p>50880152</text:p>
              </table:table-cell>
              <table:table-cell office:value-type="float" office:value="44890968">
                <text:p>44890968</text:p>
              </table:table-cell>
              <table:table-cell office:value-type="float" office:value="44878126">
                <text:p>44878126</text:p>
              </table:table-cell>
              <table:table-cell office:value-type="float" office:value="44944632">
                <text:p>44944632</text:p>
              </table:table-cell>
              <table:table-cell office:value-type="float" office:value="44860110">
                <text:p>44860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758256">
                <text:p>50758256</text:p>
              </table:table-cell>
              <table:table-cell office:value-type="float" office:value="44890968">
                <text:p>44890968</text:p>
              </table:table-cell>
              <table:table-cell office:value-type="float" office:value="44869120">
                <text:p>44869120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228778">
                <text:p>50228778</text:p>
              </table:table-cell>
              <table:table-cell office:value-type="float" office:value="44890968">
                <text:p>44890968</text:p>
              </table:table-cell>
              <table:table-cell office:value-type="float" office:value="44869120">
                <text:p>44869120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28778">
                <text:p>5022877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9186">
                <text:p>44839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5068">
                <text:p>44835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5068">
                <text:p>44835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6940">
                <text:p>44826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6940">
                <text:p>44826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3042">
                <text:p>44823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64918">
                <text:p>501649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23042">
                <text:p>44823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17232">
                <text:p>44817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127442">
                <text:p>501274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127442">
                <text:p>5012744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25092">
                <text:p>496250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46cm" svg:y="3.454cm" style:legend-expansion="high" chart:style-name="ch2"/>
        <chart:plot-area chart:style-name="ch3" table:cell-range-address="Sheet1.C1:Sheet1.F101" chart:data-source-has-labels="row" svg:x="0.32cm" svg:y="0.18cm" svg:width="10.206cm" svg:height="8.64cm">
          <chartooo:coordinate-region svg:x="2.053cm" svg:y="0.379cm" svg:width="8.41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1" chart:label-cell-address="Sheet1.C1:Sheet1.C1" chart:class="chart:line">
            <chart:data-point chart:repeated="100"/>
          </chart:series>
          <chart:series chart:style-name="ch7" chart:values-cell-range-address="Sheet1.D2:Sheet1.D101" chart:label-cell-address="Sheet1.D1:Sheet1.D1" chart:class="chart:line">
            <chart:data-point chart:repeated="100"/>
          </chart:series>
          <chart:series chart:style-name="ch8" chart:values-cell-range-address="Sheet1.E2:Sheet1.E101" chart:label-cell-address="Sheet1.E1:Sheet1.E1" chart:class="chart:line">
            <chart:data-point chart:repeated="100"/>
          </chart:series>
          <chart:series chart:style-name="ch9" chart:values-cell-range-address="Sheet1.F2:Sheet1.F101" chart:label-cell-address="Sheet1.F1:Sheet1.F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DWIDIANA-MEJOR</text:p>
                <draw:g>
                  <svg:desc>Sheet1.C1:Sheet1.C1</svg:desc>
                </draw:g>
              </table:table-cell>
              <table:table-cell office:value-type="string">
                <text:p>BALDWIDIANA-TODO</text:p>
                <draw:g>
                  <svg:desc>Sheet1.D1:Sheet1.D1</svg:desc>
                </draw:g>
              </table:table-cell>
              <table:table-cell office:value-type="string">
                <text:p>LAMARCKIANA-MEJOR</text:p>
                <draw:g>
                  <svg:desc>Sheet1.E1:Sheet1.E1</svg:desc>
                </draw:g>
              </table:table-cell>
              <table:table-cell office:value-type="string">
                <text:p>LAMARCKIANA-TODO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90968">
                <text:p>44890968</text:p>
                <draw:g>
                  <svg:desc>Sheet1.C2:Sheet1.C101</svg:desc>
                </draw:g>
              </table:table-cell>
              <table:table-cell office:value-type="float" office:value="44960040">
                <text:p>44960040</text:p>
                <draw:g>
                  <svg:desc>Sheet1.D2:Sheet1.D101</svg:desc>
                </draw:g>
              </table:table-cell>
              <table:table-cell office:value-type="float" office:value="44948926">
                <text:p>44948926</text:p>
                <draw:g>
                  <svg:desc>Sheet1.E2:Sheet1.E101</svg:desc>
                </draw:g>
              </table:table-cell>
              <table:table-cell office:value-type="float" office:value="44942752">
                <text:p>44942752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90968">
                <text:p>44890968</text:p>
              </table:table-cell>
              <table:table-cell office:value-type="float" office:value="44878126">
                <text:p>44878126</text:p>
              </table:table-cell>
              <table:table-cell office:value-type="float" office:value="44944632">
                <text:p>44944632</text:p>
              </table:table-cell>
              <table:table-cell office:value-type="float" office:value="44860110">
                <text:p>44860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90968">
                <text:p>44890968</text:p>
              </table:table-cell>
              <table:table-cell office:value-type="float" office:value="44869120">
                <text:p>44869120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90968">
                <text:p>44890968</text:p>
              </table:table-cell>
              <table:table-cell office:value-type="float" office:value="44869120">
                <text:p>44869120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52540">
                <text:p>448525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44632">
                <text:p>44944632</text:p>
              </table:table-cell>
              <table:table-cell office:value-type="float" office:value="44842922">
                <text:p>44842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9186">
                <text:p>44839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5068">
                <text:p>44835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35068">
                <text:p>44835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6940">
                <text:p>44826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6940">
                <text:p>44826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38996">
                <text:p>44938996</text:p>
              </table:table-cell>
              <table:table-cell office:value-type="float" office:value="44823042">
                <text:p>44823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23042">
                <text:p>44823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0968">
                <text:p>44890968</text:p>
              </table:table-cell>
              <table:table-cell office:value-type="float" office:value="44858316">
                <text:p>44858316</text:p>
              </table:table-cell>
              <table:table-cell office:value-type="float" office:value="44920938">
                <text:p>44920938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17448">
                <text:p>44817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17232">
                <text:p>44817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801076">
                <text:p>44801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930">
                <text:p>4491893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18368">
                <text:p>44918368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90968">
                <text:p>44890968</text:p>
              </table:table-cell>
              <table:table-cell office:value-type="float" office:value="44849438">
                <text:p>44849438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900584">
                <text:p>4490058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95980">
                <text:p>4489598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9334">
                <text:p>4488933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81442">
                <text:p>4488144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90968">
                <text:p>44890968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40176">
                <text:p>44840176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4932">
                <text:p>44834932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1320">
                <text:p>44831320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4250">
                <text:p>447942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30474">
                <text:p>44830474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29500">
                <text:p>44829500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79170">
                <text:p>44879170</text:p>
              </table:table-cell>
              <table:table-cell office:value-type="float" office:value="44836792">
                <text:p>44836792</text:p>
              </table:table-cell>
              <table:table-cell office:value-type="float" office:value="44812792">
                <text:p>44812792</text:p>
              </table:table-cell>
              <table:table-cell office:value-type="float" office:value="44791020">
                <text:p>44791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